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Heading_20_2">
      <style:paragraph-properties fo:break-before="page"/>
    </style:style>
    <style:style style:name="P3" style:family="paragraph" style:parent-style-name="Heading_20_2">
      <style:paragraph-properties fo:break-before="page"/>
      <style:text-properties fo:font-style="normal" style:font-style-asian="normal" style:font-style-complex="normal"/>
    </style:style>
    <style:style style:name="P4" style:family="paragraph" style:parent-style-name="Heading_20_1">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text-properties fo:font-weight="bold" style:font-weight-asian="bold" style:font-weight-complex="bold"/>
    </style:style>
    <style:style style:name="P7" style:family="paragraph" style:parent-style-name="Text_20_body" style:list-style-name="L3">
      <style:paragraph-properties fo:text-align="start" style:justify-single-word="false"/>
      <style:text-properties fo:font-weight="bold" style:font-weight-asian="bold" style:font-weight-complex="bold"/>
    </style:style>
    <style:style style:name="P8" style:family="paragraph" style:parent-style-name="Text_20_body" style:list-style-name="L4"/>
    <style:style style:name="P9" style:family="paragraph" style:parent-style-name="Text_20_body">
      <style:text-properties fo:font-style="italic" style:font-style-asian="italic" style:font-style-complex="italic"/>
    </style:style>
    <style:style style:name="P10" style:family="paragraph" style:parent-style-name="Text_20_body" style:list-style-name="L5"/>
    <style:style style:name="P11" style:family="paragraph" style:parent-style-name="Text_20_body">
      <style:paragraph-properties fo:text-align="center" style:justify-single-word="false" fo:break-before="page"/>
    </style:style>
    <style:style style:name="T1" style:family="text">
      <style:text-properties style:text-position="super 58%"/>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
      <text:h text:style-name="P4" text:outline-level="1"/>
      <text:h text:style-name="P4" text:outline-level="1"/>
      <text:h text:style-name="P4" text:outline-level="1">Job Hunter</text:h>
      <text:p text:style-name="P5">1.0</text:p>
      <text:p text:style-name="P5"/>
      <text:p text:style-name="P5">Dean Forant</text:p>
      <text:p text:style-name="P5">January 10<text:span text:style-name="T1">th</text:span> 2013</text:p>
      <text:p text:style-name="P5"/>
      <text:p text:style-name="P5"/>
      <text:p text:style-name="P5"/>
      <text:p text:style-name="P5"/>
      <text:p text:style-name="P5"/>
      <text:h text:style-name="P1" text:outline-level="2">Software Specification</text:h>
      <text:p text:style-name="P11"/>
      <text:h text:style-name="P4" text:outline-level="1">Table Of Contents</text:h>
      <text:list xml:id="list31635833" text:style-name="L3">
        <text:list-item>
          <text:p text:style-name="P7">What is Job Hunter</text:p>
        </text:list-item>
        <text:list-item>
          <text:p text:style-name="P7">Software Requirements</text:p>
        </text:list-item>
        <text:list-item>
          <text:p text:style-name="P7">Workflow</text:p>
        </text:list-item>
        <text:list-item>
          <text:p text:style-name="P7">Database structure</text:p>
        </text:list-item>
        <text:list-item>
          <text:p text:style-name="P7">Class diagram</text:p>
        </text:list-item>
        <text:list-item>
          <text:p text:style-name="P7">Future Development</text:p>
        </text:list-item>
      </text:list>
      <text:p text:style-name="P6"/>
      <text:h text:style-name="P2" text:outline-level="2">1 What is Job Hunter</text:h>
      <text:p text:style-name="Text_20_body"/>
      <text:p text:style-name="Text_20_body">Job hunter was created mainly as a side project to keep my development skills sharp after I found myself in the unemployment line. I needed something that I could write from the ground up to demonstrate my abilities and skills as a .NET developer. </text:p>
      <text:p text:style-name="Text_20_body"/>
      <text:p text:style-name="Text_20_body">One of the challenges that I faced as a job seeker was keeping track of all the different agencies that I encountered during my job search. Additionally there where several companies that were doing their recruiting internally. The biggest challenge that I was faced with was remembering what recruiter submitted me for what job. Additionally, I was faced with instances that another recruiter would contact me about a job opportunity that I had already been submitted to. </text:p>
      <text:p text:style-name="Text_20_body">One can create a spreadsheet to manually keep track of job leads. <text:s/>This is OK, but it tends to get unorganized quickly if you are not disciplined enough to stay on top of it. </text:p>
      <text:p text:style-name="Text_20_body"/>
      <text:p text:style-name="Text_20_body">My solution is a web based application that will allow the user to create an account and keep track of recruiters, companies and the job opportunities that they present. Being web based will allow the user to access their content from anywhere (even through moble devices).</text:p>
      <text:p text:style-name="Text_20_body"/>
      <text:p text:style-name="Text_20_body">The benefit to this is if you are out on the road and a contact calls you with an opportunity then you can access the Job Hunter web application to see if it is an active opportunity that you have already pursued. </text:p>
      <text:p text:style-name="Text_20_body">For the first version of Job Hunter I will focus on the main requirements to track job opportunities. Moving forward, I will implement features that will add value to the overall application.</text:p>
      <text:h text:style-name="P2" text:outline-level="2">2. Software Requirements</text:h>
      <text:p text:style-name="Text_20_body"/>
      <text:p text:style-name="Text_20_body">For the initial release of Job Hunter I will focus on keeping track of Recruiters, Companies, and the job opportunities that are discovered. The following requirements are essential for the initial release of Job Hunter.</text:p>
      <text:p text:style-name="Text_20_body"/>
      <text:list xml:id="list32202038" text:style-name="L4">
        <text:list-item>
          <text:p text:style-name="P8">The user should be able to have an interface that will allow them to Add a recruiting agency, A company, A recruiter that is tied to an agency, as well as any job opportunities that are discovered. </text:p>
        </text:list-item>
        <text:list-item>
          <text:p text:style-name="P8">Additional user interfaces should be written to handle editing and deleting.</text:p>
        </text:list-item>
        <text:list-item>
          <text:p text:style-name="P8">There should be a way to implement job alerts (such as Indeed) to the users interface. This could be done via a web service or RSS</text:p>
        </text:list-item>
        <text:list-item>
          <text:p text:style-name="P8">There should be a way to let the user know that a follow up is required for a specific contact. This could be done via a grid view that will display the traditional Green, Yellow, Red highlight to indicate the length of time from last contacts.</text:p>
        </text:list-item>
        <text:list-item>
          <text:p text:style-name="P8">The UI should be created in a way where the user can easily navigate it regardless of what device they are using. (i.e. Computer, Tablet, Mobile Phone)</text:p>
          <text:p text:style-name="P8"/>
        </text:list-item>
      </text:list>
      <text:p text:style-name="P9">This is a partial requirements as initially identified. More requirments may be added as needed</text:p>
      <text:p text:style-name="P9"/>
      <text:list xml:id="list32284170" text:style-name="L5">
        <text:list-header>
          <text:p text:style-name="P10"/>
        </text:list-header>
      </text:list>
      <text:h text:style-name="P3" text:outline-level="2">3. Workflow</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an Forant</meta:initial-creator>
    <meta:creation-date>2013-04-05T11:40:18.14</meta:creation-date>
    <meta:document-statistic meta:table-count="0" meta:image-count="0" meta:object-count="0" meta:page-count="5" meta:paragraph-count="28" meta:word-count="516" meta:character-count="2935"/>
    <dc:date>2013-04-05T12:17:57</dc:date>
    <dc:creator>Dean Forant</dc:creator>
    <meta:editing-duration>PT6M28S</meta:editing-duration>
    <meta:editing-cycles>1</meta:editing-cycles>
    <meta:generator>OpenOffice.org/3.3$Win32 OpenOffice.org_project/330m20$Build-9567</meta:generator>
  </office:meta>
</office:document-meta>
</file>